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114.92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 fo:margin-left="0mm"/>
      <style:text-properties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Courier" style:font-size-complex="10pt" style:language-complex="none" style:country-complex="none" style:font-style-complex="normal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 fo:margin-left="0mm"/>
      <style:text-properties style:font-name="Liberation Sans" fo:language="none" fo:country="none" fo:font-style="normal" style:font-name-asian="DejaVu Sans" style:language-asian="none" style:country-asian="none" style:font-style-asian="normal" style:font-name-complex="Courier" style:language-complex="none" style:country-complex="none" style:font-style-complex="normal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 fo:margin-left="0mm"/>
      <style:text-properties style:font-name="Liberation Sans" fo:font-size="10pt" fo:font-style="normal" style:font-style-asian="normal" style:font-name-complex="Courier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000000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row table:style-name="ro1">
          <table:table-cell table:style-name="ce13" office:value-type="string" calcext:value-type="string">
            <text:p>Jeu</text:p>
          </table:table-cell>
          <table:table-cell table:style-name="ce15" office:value-type="string" calcext:value-type="string">
            <text:p>Description</text:p>
          </table:table-cell>
          <table:table-cell table:style-name="ce22" office:value-type="string" calcext:value-type="string">
            <text:p>But pédagogique</text:p>
          </table:table-cell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Reconstruire les papyrus visiblent derrière le cartonnage pour obtenir la carte et le message. Les papyrus sont abîmés et peu lisibles pour plus de réalisme.</text:p>
          </table:table-cell>
          <table:table-cell office:value-type="string" calcext:value-type="string">
            <text:p>Didacticiel ; Papyrologie ; Aspect historique ; Lien direct avec le projet de la GESHAEM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Faire glisser la barque sur de l’eau stylisée.</text:p>
          </table:table-cell>
          <table:table-cell office:value-type="string" calcext:value-type="string">
            <text:p>Didacticiel ; Aspect historique ( la barque est un élément important des croyances égyptiennes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ssocier des papyrus d’acte de propriété au bon nom de dieux. Les noms sont écris en démotique.</text:p>
          </table:table-cell>
          <table:table-cell office:value-type="string" calcext:value-type="string">
            <text:p>Utilisation des fonctionnalités de l’interface ; Initiation au démotique et à la mythologie égyptienn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heter de quoi continuer le voyage (papyrus avec le champ lexical de l’eau, vêtement en lin, bâton, armes, mais surtout les amulettes pour la suite)</text:p>
          </table:table-cell>
          <table:table-cell office:value-type="string" calcext:value-type="string">
            <text:p>Initiation au démotique ; Incursion dans la mythologie égyptienne ; Incursion dans l’agriculture de la région du Fayoum antique (liste de course, échanges financiers)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apyrus sur le champ lexical de l’eau pour survivre au désert.</text:p>
          </table:table-cell>
          <table:table-cell office:value-type="string" calcext:value-type="string">
            <text:p>Suite de l’initiation au démotique et à l’utilisation de l’interfac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 but du jeux est d’utiliser les amulettes afin de chasser des chats démons ennemies d’Osiris et de les empêcher d’entrer.</text:p>
          </table:table-cell>
          <table:table-cell office:value-type="string" calcext:value-type="string">
            <text:p>Manipulation de l’interface mais moins accès sur la papyrologi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ntrer les amulettes restantes (après le jeux 6) pour prouver que l’on est pas un ennemi d’Osiris. </text:p>
          </table:table-cell>
          <table:table-cell office:value-type="string" calcext:value-type="string">
            <text:p>Permet de montrer les amulettes utilisées à l’époqu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uivre au plus près Rê sans se faire repérer. En même temps, donner aux habitants des étoffes avec leur noms en démotique (et hiéroglyphe) (jeux de timing).</text:p>
          </table:table-cell>
          <table:table-cell office:value-type="string" calcext:value-type="string">
            <text:p>Lien entre les hiéroglyphes et le démotiqu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QTE pour sauter dans la barque.</text:p>
          </table:table-cell>
          <table:table-cell office:value-type="string" calcext:value-type="string">
            <text:p>Jeu de détent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uiz interactif pour récapituler les jeux précédents.</text:p>
          </table:table-cell>
          <table:table-cell office:value-type="string" calcext:value-type="string">
            <text:p>Récapituler tout ce qui a été appris lors de la session de je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mm" fo:margin-bottom="4mm" fo:margin-left="4mm" fo:margin-right="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1:18:40.89563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38:43.602139950</meta:creation-date>
    <dc:date>2019-06-07T11:23:49.074182064</dc:date>
    <meta:editing-duration>PT1H2M15S</meta:editing-duration>
    <meta:editing-cycles>27</meta:editing-cycles>
    <meta:generator>LibreOffice/6.0.3.2$Linux_X86_64 LibreOffice_project/00m0$Build-2</meta:generator>
    <meta:print-date>2019-06-07T10:13:34.359356457</meta:print-date>
    <meta:document-statistic meta:table-count="1" meta:cell-count="33" meta:object-count="0"/>
  </office:meta>
</office:document-meta>
</file>